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fed8c" officeooo:paragraph-rsid="001fed8c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0b155" officeooo:paragraph-rsid="0020b15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normal" officeooo:rsid="0020b155" officeooo:paragraph-rsid="0020b155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20b155" officeooo:paragraph-rsid="0028d570" style:font-size-asian="16pt" style:font-weight-asian="normal" style:font-size-complex="16pt" style:font-weight-complex="normal"/>
    </style:style>
    <style:style style:name="P5" style:family="paragraph" style:parent-style-name="Code">
      <style:text-properties fo:font-size="16pt" fo:font-weight="bold" officeooo:rsid="0002ea7e" officeooo:paragraph-rsid="0028d570" style:font-size-asian="16pt" style:font-weight-asian="bold" style:font-size-complex="16pt" style:font-weight-complex="bold"/>
    </style:style>
    <style:style style:name="P6" style:family="paragraph" style:parent-style-name="Code">
      <style:text-properties officeooo:paragraph-rsid="0028d570"/>
    </style:style>
    <style:style style:name="P7" style:family="paragraph" style:parent-style-name="Code">
      <style:text-properties fo:color="#ce181e" fo:font-size="16pt" fo:font-weight="bold" officeooo:rsid="002ea9e0" officeooo:paragraph-rsid="002ea9e0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3265c3" officeooo:paragraph-rsid="003265c3"/>
    </style:style>
    <style:style style:name="P9" style:family="paragraph" style:parent-style-name="Standard">
      <style:text-properties officeooo:rsid="00149144" officeooo:paragraph-rsid="0012873c"/>
    </style:style>
    <style:style style:name="P10" style:family="paragraph" style:parent-style-name="Standard">
      <style:text-properties fo:font-size="16pt" fo:font-weight="bold" officeooo:rsid="001fed8c" officeooo:paragraph-rsid="00343b5c" style:font-size-asian="16pt" style:font-weight-asian="bold" style:font-size-complex="16pt" style:font-weight-complex="bold"/>
    </style:style>
    <style:style style:name="P11" style:family="paragraph" style:parent-style-name="Standard">
      <style:paragraph-properties fo:break-before="page"/>
      <style:text-properties fo:font-size="16pt" fo:font-weight="bold" officeooo:rsid="001fed8c" officeooo:paragraph-rsid="00343b5c" style:font-size-asian="16pt" style:font-weight-asian="bold" style:font-size-complex="16pt" style:font-weight-complex="bold"/>
    </style:style>
    <style:style style:name="P12" style:family="paragraph" style:parent-style-name="Preformatted_20_Text">
      <style:paragraph-properties fo:margin-top="0cm" fo:margin-bottom="0cm" loext:contextual-spacing="false"/>
      <style:text-properties loext:padding="0cm" loext:border="none"/>
    </style:style>
    <style:style style:name="P13" style:family="paragraph" style:parent-style-name="Output">
      <style:text-properties fo:font-size="12pt" style:font-size-asian="12pt" style:font-size-complex="12pt"/>
    </style:style>
    <style:style style:name="P14" style:family="paragraph" style:parent-style-name="Output">
      <style:text-properties fo:font-size="12pt" officeooo:paragraph-rsid="00375028" style:font-size-asian="12pt" style:font-size-complex="12pt"/>
    </style:style>
    <style:style style:name="P15" style:family="paragraph" style:parent-style-name="Output">
      <style:text-properties fo:font-size="12pt" officeooo:paragraph-rsid="003a4972" style:font-size-asian="12pt" style:font-size-complex="12pt"/>
    </style:style>
    <style:style style:name="P16" style:family="paragraph" style:parent-style-name="Output">
      <style:text-properties fo:font-size="12pt" officeooo:rsid="003e88f9" officeooo:paragraph-rsid="003e88f9" style:font-size-asian="12pt" style:font-size-complex="12pt"/>
    </style:style>
    <style:style style:name="P17" style:family="paragraph" style:parent-style-name="Code">
      <style:text-properties fo:font-size="16pt" fo:font-weight="normal" officeooo:rsid="0002ea7e" officeooo:paragraph-rsid="0028d570" style:font-size-asian="16pt" style:font-weight-asian="normal" style:font-size-complex="16pt" style:font-weight-complex="normal"/>
    </style:style>
    <style:style style:name="P18" style:family="paragraph" style:parent-style-name="Code">
      <style:text-properties officeooo:paragraph-rsid="003265c3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2c8fa9" fo:background-color="#fff200" loext:char-shading-value="0"/>
    </style:style>
    <style:style style:name="T3" style:family="text">
      <style:text-properties officeooo:rsid="003a4972" fo:background-color="#fff200" loext:char-shading-value="0"/>
    </style:style>
    <style:style style:name="T4" style:family="text">
      <style:text-properties officeooo:rsid="003a4972" fo:background-color="#fff200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8d570" style:font-weight-asian="bold" style:font-weight-complex="bold"/>
    </style:style>
    <style:style style:name="T7" style:family="text">
      <style:text-properties fo:font-weight="bold" officeooo:rsid="002e3b61" style:font-weight-asian="bold" style:font-weight-complex="bold"/>
    </style:style>
    <style:style style:name="T8" style:family="text">
      <style:text-properties fo:font-weight="bold" style:font-weight-asian="bold" style:font-weight-complex="bold" loext:padding="0cm" loext:border="non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8d570" style:font-weight-asian="normal" style:font-weight-complex="normal"/>
    </style:style>
    <style:style style:name="T11" style:family="text">
      <style:text-properties fo:font-weight="normal" officeooo:rsid="002abadb" style:font-weight-asian="normal" style:font-weight-complex="normal"/>
    </style:style>
    <style:style style:name="T12" style:family="text">
      <style:text-properties fo:font-weight="normal" fo:background-color="#fff200" loext:char-shading-value="0" style:font-weight-asian="normal" style:font-weight-complex="normal"/>
    </style:style>
    <style:style style:name="T13" style:family="text">
      <style:text-properties fo:font-weight="normal" officeooo:rsid="0028d570" fo:background-color="#fff200" loext:char-shading-value="0" style:font-weight-asian="normal" style:font-weight-complex="normal"/>
    </style:style>
    <style:style style:name="T14" style:family="text">
      <style:text-properties fo:font-weight="normal" officeooo:rsid="0028d570" fo:background-color="#00b6bd" loext:char-shading-value="0" style:font-weight-asian="normal" style:font-weight-complex="normal"/>
    </style:style>
    <style:style style:name="T15" style:family="text">
      <style:text-properties fo:font-weight="normal" officeooo:rsid="0028d570" fo:background-color="transparent" loext:char-shading-value="0" style:font-weight-asian="normal" style:font-weight-complex="normal"/>
    </style:style>
    <style:style style:name="T16" style:family="text">
      <style:text-properties fo:background-color="#00b6bd" loext:char-shading-value="0"/>
    </style:style>
    <style:style style:name="T17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ce181e" officeooo:rsid="00259a12"/>
    </style:style>
    <style:style style:name="T19" style:family="text">
      <style:text-properties fo:color="#ce181e" fo:font-weight="bold" officeooo:rsid="00259a12" style:font-weight-asian="bold" style:font-weight-complex="bold"/>
    </style:style>
    <style:style style:name="T20" style:family="text">
      <style:text-properties fo:color="#ce181e" officeooo:rsid="00274a44"/>
    </style:style>
    <style:style style:name="T21" style:family="text">
      <style:text-properties fo:color="#ce181e" fo:font-weight="normal" officeooo:rsid="00259a12" style:font-weight-asian="normal" style:font-weight-complex="normal"/>
    </style:style>
    <style:style style:name="T22" style:family="text">
      <style:text-properties style:use-window-font-color="true" fo:font-weight="normal" officeooo:rsid="003265c3" style:font-weight-asian="normal" style:font-weight-complex="normal"/>
    </style:style>
    <style:style style:name="T23" style:family="text">
      <style:text-properties style:use-window-font-color="true" fo:font-weight="normal" officeooo:rsid="0028d570" style:font-weight-asian="normal" style:font-weight-complex="normal"/>
    </style:style>
    <style:style style:name="T24" style:family="text">
      <style:text-properties style:use-window-font-color="true" fo:font-weight="normal" officeooo:rsid="0028d570" fo:background-color="transparent" loext:char-shading-value="0" style:font-weight-asian="normal" style:font-weight-complex="normal"/>
    </style:style>
    <style:style style:name="T25" style:family="text">
      <style:text-properties style:use-window-font-color="true" fo:font-weight="bold" officeooo:rsid="003265c3" style:font-weight-asian="bold" style:font-weight-complex="bold"/>
    </style:style>
    <style:style style:name="T26" style:family="text">
      <style:text-properties officeooo:rsid="00343b5c"/>
    </style:style>
    <style:style style:name="T27" style:family="text">
      <style:text-properties officeooo:rsid="00355157"/>
    </style:style>
    <style:style style:name="T28" style:family="text">
      <style:text-properties loext:padding="0cm" loext:border="none"/>
    </style:style>
    <style:style style:name="T29" style:family="text">
      <style:text-properties officeooo:rsid="00375028"/>
    </style:style>
    <style:style style:name="T30" style:family="text">
      <style:text-properties officeooo:rsid="0037ccbd"/>
    </style:style>
    <style:style style:name="T31" style:family="text">
      <style:text-properties officeooo:rsid="003a49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CKING AND SPLITTING</text:p>
      <text:p text:style-name="P1"/>
      <text:p text:style-name="P2">STACKING (CONCATENATING)</text:p>
      <text:p text:style-name="P2"/>
      <text:p text:style-name="P3">There are two methods – <text:span text:style-name="T5">horizontal</text:span> stack and <text:span text:style-name="T6">vertical</text:span> stack</text:p>
      <text:p text:style-name="P3"/>
      <text:p text:style-name="P4"><text:span text:style-name="T5">horizontal</text:span> stack:</text:p>
      <text:p text:style-name="Code"><text:tab/>ims = numpy.<text:span text:style-name="T5">hstack</text:span>( <text:span text:style-name="T17">(</text:span><text:span text:style-name="T1">im_g</text:span>, <text:span text:style-name="T16">im_g</text:span><text:span text:style-name="T17">)</text:span> ) <text:s/><text:span text:style-name="T18">the parameter is a </text:span><text:span text:style-name="T19">touple of numpy arrays</text:span><text:span text:style-name="T18"> </text:span></text:p>
      <text:p text:style-name="Code"><text:tab/>print(ims) <text:s text:c="45"/><text:span text:style-name="T18">that we want to stack </text:span><text:span text:style-name="T20">(can be more than 2)</text:span></text:p>
      <text:p text:style-name="P3"/>
      <text:p text:style-name="Output">&gt;&gt;<text:tab/>[[<text:span text:style-name="T1">187 158 104 121 143</text:span> <text:span text:style-name="T16">187 158 104 121 143</text:span>]<text:line-break/> <text:tab/> [<text:span text:style-name="T1">198 125 255 255 147</text:span> <text:span text:style-name="T16">198 125 255 255 147</text:span>]<text:line-break/> <text:tab/> [<text:span text:style-name="T1">209 134 255 <text:s/>97 182</text:span> <text:span text:style-name="T16">209 134 255 <text:s/>97 182</text:span>]]</text:p>
      <text:p text:style-name="P4"><text:span text:style-name="T6">vertical</text:span> stack:</text:p>
      <text:p text:style-name="P4"/>
      <text:p text:style-name="P6"><text:tab/>ims = numpy.<text:span text:style-name="T7">v</text:span><text:span text:style-name="T5">stack</text:span><text:span text:style-name="T10">( (</text:span><text:span text:style-name="T13">im_g</text:span><text:span text:style-name="T10">, </text:span><text:span text:style-name="T14">im_g</text:span><text:span text:style-name="T10">) )</text:span><text:span text:style-name="T21"> </text:span></text:p>
      <text:p text:style-name="P5"><text:tab/><text:span text:style-name="T9">print(ims)</text:span></text:p>
      <text:p text:style-name="P17"/>
      <text:p text:style-name="Output"><text:span text:style-name="T11">&gt;&gt;<text:tab/></text:span><text:span text:style-name="T9">[</text:span><text:span text:style-name="T12">[187 158 104 121 143]</text:span><text:span text:style-name="T9"><text:line-break/></text:span><text:tab/> <text:span text:style-name="T1">[198 125 255 255 147]</text:span><text:line-break/><text:tab/> <text:span text:style-name="T2">[</text:span><text:span text:style-name="T1">209 134 255 <text:s/>97 182]</text:span><text:line-break/> <text:tab/> <text:span text:style-name="T16">[187 158 104 121 143]</text:span><text:line-break/> <text:tab/> <text:span text:style-name="T16">[198 125 255 255 147]</text:span><text:line-break/><text:tab/> <text:span text:style-name="T16">[209 134 255 <text:s/>97 182]</text:span>]</text:p>
      <text:p text:style-name="P17"/>
      <text:p text:style-name="P7">CONCATENATED ARRAYS MUST HAVE THE SAME SHAPE <text:line-break/>(SAME NUMBER OF DIMENSIONS)</text:p>
      <text:p text:style-name="P7"/>
      <text:p text:style-name="P8">You can stack more than two numpy arrays with <text:span text:style-name="T5">vstack</text:span> and <text:span text:style-name="T5">hstack:</text:span></text:p>
      <text:p text:style-name="P8"><text:span text:style-name="T5"/></text:p>
      <text:p text:style-name="P18"><text:span text:style-name="T5"><text:tab/></text:span><text:span text:style-name="T9">ims = numpy.</text:span><text:span text:style-name="T7">v</text:span><text:span text:style-name="T5">stack</text:span><text:span text:style-name="T10">(</text:span><text:span text:style-name="T15"> (im_g, im_g, im_g)</text:span><text:span text:style-name="T10"> )</text:span><text:span text:style-name="T21"> <text:s/></text:span><text:span text:style-name="T22">or:</text:span></text:p>
      <text:p text:style-name="P18"><text:span text:style-name="T22"><text:tab/>ims = numpy.</text:span><text:span text:style-name="T25">hstack</text:span><text:span text:style-name="T23">(</text:span><text:span text:style-name="T24"> (im_g, im_g, im_g)</text:span><text:span text:style-name="T23"> )</text:span><text:span text:style-name="T21"> <text:s/></text:span></text:p>
      <text:p text:style-name="P9"/>
      <text:p text:style-name="P11">SPLITTING <text:span text:style-name="T26">(into smaller arrays)</text:span></text:p>
      <text:p text:style-name="P10"/>
      <text:p text:style-name="Code"><text:tab/>l<text:span text:style-name="T30">i</text:span>st<text:span text:style-name="T30">_smaller_arrays</text:span> = numpy.<text:span text:style-name="T5">hsplit</text:span>(<text:span text:style-name="T26">numpy_array</text:span>, <text:span text:style-name="T26">number_of_resulting_arrays</text:span>)</text:p>
      <text:p text:style-name="Standard">np:</text:p>
      <text:p text:style-name="Code"><text:tab/>print(ims)</text:p>
      <text:p text:style-name="P12"/>
      <text:p text:style-name="P13"><text:span text:style-name="T27">&gt;&gt;<text:tab/></text:span>[[187 158 104 121 143 187 158 104 121 143 187 158 104 121 143] <text:tab/> <text:tab/> [198 125 255 255 147 198 125 255 255 147 198 125 255 255 147]<text:line-break/> <text:tab/> [209 134 255 <text:s/>97 182 209 134 255 <text:s/>97 182 209 134 255 <text:s/>97 182]]</text:p>
      <text:p text:style-name="Code"><text:span text:style-name="T27"><text:tab/></text:span><text:span text:style-name="T28">lst = numpy.</text:span><text:span text:style-name="T8">hsplit</text:span><text:span text:style-name="T28">(ims, 3)</text:span></text:p>
      <text:p text:style-name="Code"><text:tab/>print(lst)<text:tab/><text:tab/><text:tab/></text:p>
      <text:p text:style-name="P13"/>
      <text:p text:style-name="P14">[array([[187, 158, 104, 121, 143],<text:tab/><text:tab/><text:span text:style-name="T4">lst[0]</text:span><text:line-break/> <text:s text:c="7"/>[198, 125, 255, 255, 147],<text:line-break/> <text:s text:c="7"/>[209, 134, 255, <text:s/>97, 182]], dtype=uint8), </text:p>
      <text:p text:style-name="P15"><text:s/>array([[187, 158, 104, 121, 143],<text:tab/><text:tab/><text:span text:style-name="T4">lst[1]</text:span><text:line-break/> <text:s text:c="7"/>[198, 125, 255, 255, 147],<text:line-break/> <text:s text:c="7"/>[209, 134, 255, <text:s/>97, 182]], dtype=uint8), </text:p>
      <text:p text:style-name="P15"><text:span text:style-name="T29"><text:s/>a</text:span>rray([[187, 158, 104, 121, 143],<text:tab/><text:tab/><text:span text:style-name="T4">lst[2]</text:span><text:line-break/> <text:s text:c="7"/>[198, 125, 255, 255, 147],<text:line-break/> <text:s text:c="7"/>[209, 134, 255, <text:s/>97, 182]], dtype=uint8)]</text:p>
      <text:p text:style-name="P13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de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utput" style:family="paragraph" style:parent-style-name="Preformatted_20_Text">
      <style:paragraph-properties fo:margin-top="0cm" fo:margin-bottom="0.499cm" loext:contextual-spacing="false"/>
      <style:text-properties style:font-name="Liberation Mono" fo:font-family="'Liberation Mono'" style:font-family-generic="modern" style:font-pitch="fixed" fo:font-size="14pt" style:font-size-asian="14pt" style:font-size-complex="14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4-25T19:53:40.516000000</dc:date>
    <meta:editing-duration>PT1H54M7S</meta:editing-duration>
    <meta:editing-cycles>63</meta:editing-cycles>
    <meta:document-statistic meta:table-count="0" meta:image-count="0" meta:object-count="0" meta:page-count="2" meta:paragraph-count="25" meta:word-count="262" meta:character-count="1614" meta:non-whitespace-character-count="1221"/>
  </office:meta>
</office:document-meta>
</file>